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902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1.0516in"/>
    </style:style>
    <style:style style:name="co14" style:family="table-column">
      <style:table-column-properties fo:break-before="auto" style:column-width="2.1846in"/>
    </style:style>
    <style:style style:name="co15" style:family="table-column">
      <style:table-column-properties fo:break-before="auto" style:column-width="1.6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 style:data-style-name="N3">
      <style:text-properties fo:color="#800000"/>
    </style:style>
    <style:style style:name="ce5" style:family="table-cell" style:parent-style-name="Default" style:data-style-name="N3">
      <style:text-properties fo:color="#ff6600"/>
    </style:style>
    <style:style style:name="ce6" style:family="table-cell" style:parent-style-name="Default" style:data-style-name="N3">
      <style:text-properties fo:color="#ff0000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color="#ff3333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2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4551" calcext:value-type="float">
            <text:p>4551</text:p>
          </table:table-cell>
          <table:table-cell table:style-name="ce5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6" office:value-type="float" office:value="209565" calcext:value-type="float">
            <text:p>209565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6" office:value-type="float" office:value="609169" calcext:value-type="float">
            <text:p>609169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5" office:value-type="float" office:value="259" calcext:value-type="float">
            <text:p>259</text:p>
          </table:table-cell>
          <table:table-cell table:style-name="ce5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19] &amp; &quot;&quot;&quot;,&quot;" office:value-type="string" office:string-value="&quot;C14&quot;," calcext:value-type="string">
            <text:p>"C14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0] &amp; &quot;&quot;&quot;,&quot;" office:value-type="string" office:string-value="&quot;C15&quot;," calcext:value-type="string">
            <text:p>"C15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1] &amp; &quot;&quot;&quot;,&quot;" office:value-type="string" office:string-value="&quot;C16&quot;," calcext:value-type="string">
            <text:p>"C16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2] &amp; &quot;&quot;&quot;,&quot;" office:value-type="string" office:string-value="&quot;C17&quot;," calcext:value-type="string">
            <text:p>"C17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3] &amp; &quot;&quot;&quot;,&quot;" office:value-type="string" office:string-value="&quot;C18&quot;," calcext:value-type="string">
            <text:p>"C18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4] &amp; &quot;&quot;&quot;,&quot;" office:value-type="string" office:string-value="&quot;C19&quot;," calcext:value-type="string">
            <text:p>"C19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5] &amp; &quot;&quot;&quot;,&quot;" office:value-type="string" office:string-value="&quot;C20&quot;," calcext:value-type="string">
            <text:p>"C20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  <table:table-cell table:formula="of:=&quot;&quot;&quot;&quot; &amp; [.A26] &amp; &quot;&quot;&quot;,&quot;" office:value-type="string" office:string-value="&quot;C21&quot;," calcext:value-type="string">
            <text:p>"C21",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297228" calcext:value-type="float">
            <text:p>25297228</text:p>
          </table:table-cell>
          <table:table-cell office:value-type="float" office:value="2818157" calcext:value-type="float">
            <text:p>2818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474" calcext:value-type="float">
            <text:p>4474</text:p>
          </table:table-cell>
          <table:table-cell office:value-type="float" office:value="2695" calcext:value-type="float">
            <text:p>2695</text:p>
          </table:table-cell>
          <table:table-cell office:value-type="float" office:value="92" calcext:value-type="float">
            <text:p>92</text:p>
          </table:table-cell>
          <table:table-cell office:value-type="float" office:value="1520" calcext:value-type="float">
            <text:p>152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4" calcext:value-type="float">
            <text:p>7744</text:p>
          </table:table-cell>
          <table:table-cell office:value-type="float" office:value="3365" calcext:value-type="float">
            <text:p>3365</text:p>
          </table:table-cell>
          <table:table-cell office:value-type="float" office:value="167" calcext:value-type="float">
            <text:p>167</text:p>
          </table:table-cell>
          <table:table-cell office:value-type="float" office:value="4259" calcext:value-type="float">
            <text:p>4259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756821" calcext:value-type="float">
            <text:p>756821</text:p>
          </table:table-cell>
          <table:table-cell office:value-type="float" office:value="67789" calcext:value-type="float">
            <text:p>67789</text:p>
          </table:table-cell>
          <table:table-cell office:value-type="float" office:value="56365" calcext:value-type="float">
            <text:p>5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4293614" calcext:value-type="float">
            <text:p>4293614</text:p>
          </table:table-cell>
          <table:table-cell office:value-type="float" office:value="611214" calcext:value-type="float">
            <text:p>611214</text:p>
          </table:table-cell>
          <table:table-cell office:value-type="float" office:value="334233" calcext:value-type="float">
            <text:p>334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6350" calcext:value-type="float">
            <text:p>6350</text:p>
          </table:table-cell>
          <table:table-cell office:value-type="float" office:value="4420" calcext:value-type="float">
            <text:p>44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003" calcext:value-type="float">
            <text:p>2003</text:p>
          </table:table-cell>
          <table:table-cell office:value-type="float" office:value="938" calcext:value-type="float">
            <text:p>938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p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style-name="ce7"/>
          <table:table-cell table:style-name="ce8" office:value-type="string" calcext:value-type="string" table:number-columns-spanned="2" table:number-rows-spanned="1">
            <text:p>train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table:style-name="ce7" office:value-type="string" calcext:value-type="string">
            <text:p>test without train</text:p>
          </table:table-cell>
          <table:table-cell table:style-name="ce7" office:value-type="string" calcext:value-type="string">
            <text:p>RARE</text:p>
          </table:table-cell>
          <table:table-cell table:style-name="ce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5131739" calcext:value-type="float">
            <text:p>15131739</text:p>
          </table:table-cell>
          <table:table-cell office:value-type="float" office:value="1759307" calcext:value-type="float">
            <text:p>1759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1964" calcext:value-type="float">
            <text:p>1964</text:p>
          </table:table-cell>
          <table:table-cell office:value-type="float" office:value="906" calcext:value-type="float">
            <text:p>90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dom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1987938" calcext:value-type="float">
            <text:p>1987938</text:p>
          </table:table-cell>
          <table:table-cell office:value-type="float" office:value="227257" calcext:value-type="float">
            <text:p>227257</text:p>
          </table:table-cell>
          <table:table-cell office:value-type="float" office:value="157475" calcext:value-type="float">
            <text:p>157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2950534" calcext:value-type="float">
            <text:p>2950534</text:p>
          </table:table-cell>
          <table:table-cell office:value-type="float" office:value="516101" calcext:value-type="float">
            <text:p>516101</text:p>
          </table:table-cell>
          <table:table-cell office:value-type="float" office:value="330055" calcext:value-type="float">
            <text:p>33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7508" calcext:value-type="float">
            <text:p>7508</text:p>
          </table:table-cell>
          <table:table-cell office:value-type="float" office:value="4724" calcext:value-type="float">
            <text:p>47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421" calcext:value-type="float">
            <text:p>2421</text:p>
          </table:table-cell>
          <table:table-cell office:value-type="float" office:value="1108" calcext:value-type="float">
            <text:p>1108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" table:style-name="ta1">
        <table:table-column table:style-name="co8" table:default-cell-style-name="Default"/>
        <table:table-column table:style-name="co9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9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9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9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9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9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9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9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9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9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9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9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9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9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9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9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9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9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ce10" office:value-type="string" calcext:value-type="string" table:number-columns-spanned="2" table:number-rows-spanned="1">
            <text:p>Combo</text:p>
          </table:table-cell>
          <table:covered-table-cell/>
          <table:table-cell office:value-type="string" calcext:value-type="string">
            <text:p>&gt;0 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_category</text:p>
          </table:table-cell>
          <table:table-cell office:value-type="string" calcext:value-type="string">
            <text:p>C15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* run device_model, cat for app</text:p>
          </table:table-cell>
          <table:table-cell table:formula="of:= &quot;c(&quot; &amp; &quot;&quot;&quot;&quot; &amp; [.B2] &amp; &quot;&quot;&quot;&quot; &amp; &quot;,&quot; &amp; &quot;&quot;&quot;&quot; &amp; [.C2] &amp; &quot;&quot;&quot;&quot; &amp; &quot;),&quot;" office:value-type="string" office:string-value="c(&quot;app_category&quot;,&quot;C15&quot;)," calcext:value-type="string">
            <text:p>c("app_category","C15"),</text:p>
          </table:table-cell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 run banner_pos, model for both</text:p>
          </table:table-cell>
          <table:table-cell table:formula="of:= &quot;c(&quot; &amp; &quot;&quot;&quot;&quot; &amp; [.B3] &amp; &quot;&quot;&quot;&quot; &amp; &quot;,&quot; &amp; &quot;&quot;&quot;&quot; &amp; [.C3] &amp; &quot;&quot;&quot;&quot; &amp; &quot;),&quot;" office:value-type="string" office:string-value="c(&quot;app_category&quot;,&quot;C17&quot;)," calcext:value-type="string">
            <text:p>c("app_category","C17"),</text:p>
          </table:table-cell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19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4] &amp; &quot;&quot;&quot;&quot; &amp; &quot;,&quot; &amp; &quot;&quot;&quot;&quot; &amp; [.C4] &amp; &quot;&quot;&quot;&quot; &amp; &quot;),&quot;" office:value-type="string" office:string-value="c(&quot;app_category&quot;,&quot;C19&quot;)," calcext:value-type="string">
            <text:p>c("app_category","C19"),</text:p>
          </table:table-cell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5] &amp; &quot;&quot;&quot;&quot; &amp; &quot;,&quot; &amp; &quot;&quot;&quot;&quot; &amp; [.C5] &amp; &quot;&quot;&quot;&quot; &amp; &quot;),&quot;" office:value-type="string" office:string-value="c(&quot;app_category&quot;,&quot;C20&quot;)," calcext:value-type="string">
            <text:p>c("app_category","C20"),</text:p>
          </table:table-cell>
        </table:table-row>
        <table:table-row table:style-name="ro1">
          <table:table-cell/>
          <table:table-cell office:value-type="string" calcext:value-type="string">
            <text:p>app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6] &amp; &quot;&quot;&quot;&quot; &amp; &quot;,&quot; &amp; &quot;&quot;&quot;&quot; &amp; [.C6] &amp; &quot;&quot;&quot;&quot; &amp; &quot;),&quot;" office:value-type="string" office:string-value="c(&quot;app_category&quot;,&quot;C21&quot;)," calcext:value-type="string">
            <text:p>c("app_category","C21"),</text:p>
          </table:table-cell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7] &amp; &quot;&quot;&quot;&quot; &amp; &quot;,&quot; &amp; &quot;&quot;&quot;&quot; &amp; [.C7] &amp; &quot;&quot;&quot;&quot; &amp; &quot;),&quot;" office:value-type="string" office:string-value="c(&quot;banner_pos&quot;,&quot;C1&quot;)," calcext:value-type="string">
            <text:p>c("banner_pos","C1"),</text:p>
          </table:table-cell>
        </table:table-row>
        <table:table-row table:style-name="ro1">
          <table:table-cell/>
          <table:table-cell office:value-type="string" calcext:value-type="string">
            <text:p>device_type</text:p>
          </table:table-cell>
          <table:table-cell office:value-type="string" calcext:value-type="string">
            <text:p>C2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8] &amp; &quot;&quot;&quot;&quot; &amp; &quot;,&quot; &amp; &quot;&quot;&quot;&quot; &amp; [.C8] &amp; &quot;&quot;&quot;&quot; &amp; &quot;),&quot;" office:value-type="string" office:string-value="c(&quot;device_type&quot;,&quot;C20&quot;)," calcext:value-type="string">
            <text:p>c("device_type","C20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9] &amp; &quot;&quot;&quot;&quot; &amp; &quot;,&quot; &amp; &quot;&quot;&quot;&quot; &amp; [.C9] &amp; &quot;&quot;&quot;&quot; &amp; &quot;),&quot;" office:value-type="string" office:string-value="c(&quot;device_model&quot;,&quot;C17&quot;)," calcext:value-type="string">
            <text:p>c("device_model","C17")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/>
          <table:table-cell table:formula="of:= &quot;c(&quot; &amp; &quot;&quot;&quot;&quot; &amp; [.B11] &amp; &quot;&quot;&quot;&quot; &amp; &quot;,&quot; &amp; &quot;&quot;&quot;&quot; &amp; [.C11] &amp; &quot;&quot;&quot;&quot; &amp; &quot;),&quot;" office:value-type="string" office:string-value="c(&quot;banner_pos&quot;,&quot;C1&quot;)," calcext:value-type="string">
            <text:p>c("banner_pos","C1"),</text:p>
          </table:table-cell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 &quot;c(&quot; &amp; &quot;&quot;&quot;&quot; &amp; [.B13] &amp; &quot;&quot;&quot;&quot; &amp; &quot;,&quot; &amp; &quot;&quot;&quot;&quot; &amp; [.C13] &amp; &quot;&quot;&quot;&quot; &amp; &quot;),&quot;" office:value-type="string" office:string-value="c(&quot;banner_pos&quot;,&quot;C17&quot;)," calcext:value-type="string">
            <text:p>c("banner_pos","C17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4] &amp; &quot;&quot;&quot;&quot; &amp; &quot;,&quot; &amp; &quot;&quot;&quot;&quot; &amp; [.C14] &amp; &quot;&quot;&quot;&quot; &amp; &quot;),&quot;" office:value-type="string" office:string-value="c(&quot;device_model&quot;,&quot;C14&quot;)," calcext:value-type="string">
            <text:p>c("device_model","C14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5] &amp; &quot;&quot;&quot;&quot; &amp; &quot;,&quot; &amp; &quot;&quot;&quot;&quot; &amp; [.C15] &amp; &quot;&quot;&quot;&quot; &amp; &quot;),&quot;" office:value-type="string" office:string-value="c(&quot;device_model&quot;,&quot;C15&quot;)," calcext:value-type="string">
            <text:p>c("device_model","C15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6] &amp; &quot;&quot;&quot;&quot; &amp; &quot;,&quot; &amp; &quot;&quot;&quot;&quot; &amp; [.C16] &amp; &quot;&quot;&quot;&quot; &amp; &quot;),&quot;" office:value-type="string" office:string-value="c(&quot;device_model&quot;,&quot;C16&quot;)," calcext:value-type="string">
            <text:p>c("device_model","C16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 &quot;c(&quot; &amp; &quot;&quot;&quot;&quot; &amp; [.B17] &amp; &quot;&quot;&quot;&quot; &amp; &quot;,&quot; &amp; &quot;&quot;&quot;&quot; &amp; [.C17] &amp; &quot;&quot;&quot;&quot; &amp; &quot;),&quot;" office:value-type="string" office:string-value="c(&quot;device_model&quot;,&quot;C17&quot;)," calcext:value-type="string">
            <text:p>c("device_model","C17"),</text:p>
          </table:table-cell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18] &amp; &quot;&quot;&quot;&quot; &amp; &quot;,&quot; &amp; &quot;&quot;&quot;&quot; &amp; [.C18] &amp; &quot;&quot;&quot;&quot; &amp; &quot;),&quot;" office:value-type="string" office:string-value="c(&quot;device_model&quot;,&quot;C21&quot;)," calcext:value-type="string">
            <text:p>c("device_model","C21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 &quot;c(&quot; &amp; &quot;&quot;&quot;&quot; &amp; [.B19] &amp; &quot;&quot;&quot;&quot; &amp; &quot;,&quot; &amp; &quot;&quot;&quot;&quot; &amp; [.C19] &amp; &quot;&quot;&quot;&quot; &amp; &quot;),&quot;" office:value-type="string" office:string-value="c(&quot;site_category&quot;,&quot;C14&quot;)," calcext:value-type="string">
            <text:p>c("site_category","C14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20] &amp; &quot;&quot;&quot;&quot; &amp; &quot;,&quot; &amp; &quot;&quot;&quot;&quot; &amp; [.C20] &amp; &quot;&quot;&quot;&quot; &amp; &quot;),&quot;" office:value-type="string" office:string-value="c(&quot;site_category&quot;,&quot;C15&quot;)," calcext:value-type="string">
            <text:p>c("site_category","C15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&quot;c(&quot; &amp; &quot;&quot;&quot;&quot; &amp; [.B21] &amp; &quot;&quot;&quot;&quot; &amp; &quot;,&quot; &amp; &quot;&quot;&quot;&quot; &amp; [.C21] &amp; &quot;&quot;&quot;&quot; &amp; &quot;),&quot;" office:value-type="string" office:string-value="c(&quot;site_category&quot;,&quot;C16&quot;)," calcext:value-type="string">
            <text:p>c("site_category","C16"),</text:p>
          </table:table-cell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/>
          <table:table-cell table:formula="of:= &quot;c(&quot; &amp; &quot;&quot;&quot;&quot; &amp; [.B22] &amp; &quot;&quot;&quot;&quot; &amp; &quot;,&quot; &amp; &quot;&quot;&quot;&quot; &amp; [.C22] &amp; &quot;&quot;&quot;&quot; &amp; &quot;),&quot;" office:value-type="string" office:string-value="c(&quot;site_category&quot;,&quot;C21&quot;)," calcext:value-type="string">
            <text:p>c("site_category","C21"),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eb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re from</text:p>
          </table:table-cell>
          <table:table-cell office:value-type="string" calcext:value-type="string">
            <text:p>1 combo per dimension</text:p>
          </table:table-cell>
          <table:table-cell/>
          <table:table-cell table:style-name="ce11" office:value-type="string" calcext:value-type="string">
            <text:p>* or just use MAX score from each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– category</text:p>
          </table:table-cell>
          <table:table-cell office:value-type="string" calcext:value-type="string">
            <text:p>banner_pos</text:p>
          </table:table-cell>
          <table:table-cell office:value-type="string" calcext:value-type="string">
            <text:p>C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nner_pos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 – category</text:p>
          </table:table-cell>
          <table:table-cell office:value-type="string" calcext:value-type="string">
            <text:p>device_model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vice_model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in – sub category</text:p>
          </table:table-cell>
          <table:table-cell office:value-type="string" calcext:value-type="string">
            <text:p>site_category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te_category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1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00:05:44.6487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5-01-17T08:36:16.935551000</dc:date>
    <meta:editing-duration>PT23H34M35S</meta:editing-duration>
    <meta:editing-cycles>34</meta:editing-cycles>
    <meta:generator>LibreOffice/4.2.3.3$MacOSX_X86_64 LibreOffice_project/882f8a0a489bc99a9e60c7905a60226254cb6ff0</meta:generator>
    <meta:document-statistic meta:table-count="5" meta:cell-count="650" meta:object-count="0"/>
  </office:meta>
</office:document-meta>
</file>